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questWrapper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isUserInRole(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RequestDispatcher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Paramete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Servl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Local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Sitemap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User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setLocalAttribute( String name ,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PathTransl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Cooki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isRequestedSessionId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searchAttribut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RequestWrapper.get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Remot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Auth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Local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Int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Date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Server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Head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Path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CocoonSession( boolean 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Reques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Header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Real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Reques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Loca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isRequestedSessionIdFrom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isRequestedSessionIdFrom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Remote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AbstractRequestWrapper( 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Requested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Cocoon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Cocoon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removeLocal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Serv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CocoonCooki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Session( boolean 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ParameterValue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LocalAd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Remote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is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setAttribute( String name ,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setCharacterEncoding( String en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Local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RemoteAd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Sitemap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isRequestedSessionIdFromCooki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SitemapURI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Wrapper.get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